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1dfed7" officeooo:paragraph-rsid="001dfed7"/>
    </style:style>
    <style:style style:name="P2" style:family="paragraph" style:parent-style-name="Standard">
      <style:text-properties style:font-name="Liberation Sans" officeooo:rsid="001e6ab3" officeooo:paragraph-rsid="001e6ab3"/>
    </style:style>
    <style:style style:name="P3" style:family="paragraph" style:parent-style-name="Standard">
      <style:text-properties style:font-name="Liberation Sans" officeooo:rsid="00232710" officeooo:paragraph-rsid="00232710"/>
    </style:style>
    <style:style style:name="P4" style:family="paragraph" style:parent-style-name="Standard">
      <style:text-properties style:font-name="Liberation Sans" officeooo:rsid="00233a09" officeooo:paragraph-rsid="00233a09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6pt" fo:font-weight="bold" officeooo:rsid="001dfed7" officeooo:paragraph-rsid="001dfed7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21da52"/>
    </style:style>
    <style:style style:name="T4" style:family="text">
      <style:text-properties fo:font-style="italic" officeooo:rsid="0021da52" style:font-style-asian="italic" style:font-style-complex="italic"/>
    </style:style>
    <style:style style:name="T5" style:family="text">
      <style:text-properties fo:font-style="normal" officeooo:rsid="0021da52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STRATEGIA Y PLANIFICACIÓN</text:p>
      <text:p text:style-name="P1"/>
      <text:p text:style-name="P2"/>
      <text:p text:style-name="P2">1) Elige el negocio o empresa para la que vas a trabajar. Elige también un nombre. <text:span text:style-name="T1">Sé creativa</text:span>.</text:p>
      <text:p text:style-name="P2"><text:span text:style-name="T2">Slice snowboard</text:span>. El origen de la idea viene del juego de palabras con slice, que es sinónimo de “cortar” o “lonchear” y ice, que significa “hielo”, ambas en inglés.</text:p>
      <text:p text:style-name="P2"/>
      <text:p text:style-name="P2"/>
      <text:p text:style-name="P2">2) Define tu <text:span text:style-name="T1">audiencia</text:span> de la forma mas segmentada posible.</text:p>
      <text:p text:style-name="P2"/>
      <text:p text:style-name="P2">a) Género: neutro</text:p>
      <text:p text:style-name="P2"/>
      <text:p text:style-name="P2">b) Rango de edad: infancia → adultez media <text:span text:style-name="T3">(diría incluso tardía, no es raro ver personas de 60 años por ahí </text:span><text:span text:style-name="T4">slashing the hard-water</text:span><text:span text:style-name="T5">, pero lo dejo en media porque es mas realista visto desde el puto de vista del negocio</text:span><text:span text:style-name="T3">).</text:span></text:p>
      <text:p text:style-name="P3"/>
      <text:p text:style-name="P3">c) Nacionalidad: española, con facilidades para convertirse en internacional por el sector en el que se halla.</text:p>
      <text:p text:style-name="P3"/>
      <text:p text:style-name="P3"/>
      <text:p text:style-name="P4">3. Establece los <text:span text:style-name="T1">objetivos</text:span> de tu página.</text:p>
      <text:p text:style-name="P4"/>
      <text:p text:style-name="P4">a) Establece un objetivo principal:</text:p>
      <text:p text:style-name="P4">Vender productos relacionados con el snowboard, tanto ropa como equipo.</text:p>
      <text:p text:style-name="P4"/>
      <text:p text:style-name="P4">b) Establece dos objetivos secundarios. Razona su relación con el objetivo principal.</text:p>
      <text:p text:style-name="P4">Visibilidad y buena imagen socialmente (en RRSS especialmente ya que voy a vender mayormente online)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7T20:15:00.810668542</meta:creation-date>
    <dc:date>2024-10-17T20:32:02.558419318</dc:date>
    <meta:editing-duration>PT6M48S</meta:editing-duration>
    <meta:editing-cycles>5</meta:editing-cycles>
    <meta:generator>LibreOffice/24.2.6.2$Linux_X86_64 LibreOffice_project/420$Build-2</meta:generator>
    <meta:document-statistic meta:table-count="0" meta:image-count="0" meta:object-count="0" meta:page-count="1" meta:paragraph-count="12" meta:word-count="170" meta:character-count="1023" meta:non-whitespace-character-count="865"/>
  </office:meta>
</office:document-meta>
</file>